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c0c0c0"/>
    </style:style>
    <style:style style:name="ce9" style:family="table-cell" style:parent-style-name="Default" style:data-style-name="N2">
      <style:table-cell-properties fo:background-color="transparent"/>
    </style:style>
    <style:style style:name="ce10" style:family="table-cell" style:parent-style-name="Default" style:data-style-name="N2">
      <style:text-properties style:font-name="Arial" style:font-name-asian="Arial1" style:font-name-complex="Tahoma"/>
    </style:style>
    <style:style style:name="ce11" style:family="table-cell" style:parent-style-name="Default">
      <style:table-cell-properties fo:background-color="#c0c0c0"/>
    </style:style>
    <style:style style:name="ce12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1U Rack calculator based on Side Section 1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igo in default position: Center of plat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front plate (visible part):</text:p>
          </table:table-cell>
          <table:table-cell table:style-name="ce8" office:value-type="float" office:value="200">
            <text:p>200,00</text:p>
          </table:table-cell>
          <table:table-cell office:value-type="string">
            <text:p>(Max 437,50mm = 19”)</text:p>
          </table:table-cell>
          <table:table-cell/>
          <table:table-cell office:value-type="string">
            <text:p>Front plate thickness:</text:p>
          </table:table-cell>
          <table:table-cell table:style-name="ce11" office:value-type="float" office:value="4">
            <text:p>4</text:p>
          </table:table-cell>
        </table:table-row>
        <table:table-row table:style-name="ro2">
          <table:table-cell office:value-type="string">
            <text:p>Height of front plate,fixed:</text:p>
          </table:table-cell>
          <table:table-cell table:style-name="ce9" office:value-type="float" office:value="43.6">
            <text:p>43,60</text:p>
          </table:table-cell>
          <table:table-cell table:number-columns-repeated="2"/>
          <table:table-cell office:value-type="string">
            <text:p>Top/Bottom sides</text:p>
          </table:table-cell>
          <table:table-cell table:style-name="ce12" office:value-type="float" office:value="2.5">
            <text:p>2,5</text:p>
          </table:table-cell>
        </table:table-row>
        <table:table-row table:style-name="ro2">
          <table:table-cell office:value-type="string">
            <text:p>Inside depth</text:p>
          </table:table-cell>
          <table:table-cell table:style-name="ce8" office:value-type="float" office:value="130">
            <text:p>130,00</text:p>
          </table:table-cell>
          <table:table-cell table:number-columns-repeated="2"/>
          <table:table-cell office:value-type="string">
            <text:p>Back</text:p>
          </table:table-cell>
          <table:table-cell table:style-name="ce11" office:value-type="float" office:value="2.5">
            <text:p>2,5</text:p>
          </table:table-cell>
        </table:table-row>
        <table:table-row table:style-name="ro2">
          <table:table-cell/>
          <table:table-cell table:style-name="ce9"/>
          <table:table-cell table:number-columns-repeated="4"/>
        </table:table-row>
        <table:table-row table:style-name="ro2">
          <table:table-cell office:value-type="string">
            <text:p>Internal space for components:</text:p>
          </table:table-cell>
          <table:table-cell table:formula="of:=[.B5]-2*10" office:value-type="float" office:value="180">
            <text:p>180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Front + Back Plat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style-name="Default" table:formula="of:=[.B6]" office:value-type="float" office:value="43.6">
            <text:p>43,6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5]" office:value-type="float" office:value="200">
            <text:p>200,00</text:p>
          </table:table-cell>
          <table:table-cell office:value-type="string">
            <text:p>(If 19” Rack ears: 483mm)</text:p>
          </table:table-cell>
          <table:table-cell table:number-columns-repeated="3"/>
        </table:table-row>
        <table:table-row table:style-name="ro2">
          <table:table-cell office:value-type="string">
            <text:p>Screw holes, X (+/-) (4 screws)</text:p>
          </table:table-cell>
          <table:table-cell table:formula="of:=[.B13]/2-4" office:value-type="float" office:value="96">
            <text:p>96,00</text:p>
          </table:table-cell>
          <table:table-cell table:number-columns-repeated="4"/>
        </table:table-row>
        <table:table-row table:style-name="ro2">
          <table:table-cell office:value-type="string">
            <text:p>Screw holes, Y (+/-) (4 screws)</text:p>
          </table:table-cell>
          <table:table-cell table:formula="of:=34/2" office:value-type="float" office:value="17">
            <text:p>17,00</text:p>
          </table:table-cell>
          <table:table-cell table:number-columns-repeated="4"/>
        </table:table-row>
        <table:table-row table:style-name="ro2">
          <table:table-cell office:value-type="string">
            <text:p>Cavity for top/bottom plates (reverse side), x (both top and bottom)</text:p>
          </table:table-cell>
          <table:table-cell office:value-type="float" office:value="0">
            <text:p>0,00</text:p>
          </table:table-cell>
          <table:table-cell table:number-columns-repeated="4"/>
        </table:table-row>
        <table:table-row table:style-name="ro2">
          <table:table-cell office:value-type="string">
            <text:p>Cavity, top/bottom, y</text:p>
          </table:table-cell>
          <table:table-cell table:style-name="ce9" table:formula="of:=17+1.2+1.6-[.B18]/2" office:value-type="float" office:value="19.25">
            <text:p>19,25</text:p>
          </table:table-cell>
          <table:table-cell table:number-columns-repeated="4"/>
        </table:table-row>
        <table:table-row table:style-name="ro2">
          <table:table-cell office:value-type="string">
            <text:p>Cavity, height</text:p>
          </table:table-cell>
          <table:table-cell office:value-type="float" office:value="1.1">
            <text:p>1,10</text:p>
          </table:table-cell>
          <table:table-cell table:number-columns-repeated="4"/>
        </table:table-row>
        <table:table-row table:style-name="ro2">
          <table:table-cell office:value-type="string">
            <text:p>Cavity, width</text:p>
          </table:table-cell>
          <table:table-cell table:formula="of:=[.B14]*2-2*3+2*1.5" office:value-type="float" office:value="189">
            <text:p>189,00</text:p>
          </table:table-cell>
          <table:table-cell table:number-columns-repeated="4"/>
        </table:table-row>
        <table:table-row table:style-name="ro2">
          <table:table-cell office:value-type="string">
            <text:p>Cavity depth, front side</text:p>
          </table:table-cell>
          <table:table-cell office:value-type="float" office:value="1.6">
            <text:p>1,60</text:p>
          </table:table-cell>
          <table:table-cell table:number-columns-repeated="4"/>
        </table:table-row>
        <table:table-row table:style-name="ro2">
          <table:table-cell office:value-type="string">
            <text:p>Cavity depth, back side</text:p>
          </table:table-cell>
          <table:table-cell table:formula="of:=[.$F$7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office:value-type="string">
            <text:p>Rounded corners of frame?</text:p>
          </table:table-cell>
          <table:table-cell office:value-type="float" office:value="2">
            <text:p>2,0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Top / Bottom Plates</text:p>
          </table:table-cell>
          <table:table-cell table:number-columns-repeated="5"/>
        </table:table-row>
        <table:table-row table:style-name="ro2">
          <table:table-cell table:style-name="ce4" office:value-type="string">
            <text:p>The plates are shown with their exterior face. Cavities must be put on reverse side if bolts and bushes are mounted for fixing electronics.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7]+[.B20]+[.B21]-2*0.1" office:value-type="float" office:value="132.4">
            <text:p>132,4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13]-2*10+2*3-2*0.1" office:value-type="float" office:value="185.8">
            <text:p>185,80</text:p>
          </table:table-cell>
          <table:table-cell table:number-columns-repeated="4"/>
        </table:table-row>
        <table:table-row table:style-name="ro2">
          <table:table-cell office:value-type="string">
            <text:p><text:span text:style-name="T1">Cavity side</text:span>, x (+/1)</text:p>
          </table:table-cell>
          <table:table-cell table:formula="of:=[.B28]/2-3+[.B32]/2" office:value-type="float" office:value="91.65">
            <text:p>91,65</text:p>
          </table:table-cell>
          <table:table-cell table:number-columns-repeated="4"/>
        </table:table-row>
        <table:table-row table:style-name="ro2">
          <table:table-cell office:value-type="string">
            <text:p>Cavity side, y (both top and bottom)</text:p>
          </table:table-cell>
          <table:table-cell table:formula="of:=0" office:value-type="float" office:value="0">
            <text:p>0,00</text:p>
          </table:table-cell>
          <table:table-cell table:number-columns-repeated="4"/>
        </table:table-row>
        <table:table-row table:style-name="ro2">
          <table:table-cell office:value-type="string">
            <text:p>Cavity side, height</text:p>
          </table:table-cell>
          <table:table-cell table:formula="of:=[.B27]+4" office:value-type="float" office:value="136.4">
            <text:p>136,40</text:p>
          </table:table-cell>
          <table:table-cell table:number-columns-repeated="4"/>
        </table:table-row>
        <table:table-row table:style-name="ro2">
          <table:table-cell office:value-type="string">
            <text:p>Cavity side, width</text:p>
          </table:table-cell>
          <table:table-cell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F6]-0.9" office:value-type="float" office:value="1.6">
            <text:p>1,6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>
            <text:p><text:span text:style-name="T1">Cavity top/bottom</text:span>, x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avity top/bottom, top (back), y</text:p>
          </table:table-cell>
          <table:table-cell table:style-name="Default" table:formula="of:=[.B27]/2-[.B21]+[.B38]/2" office:value-type="float" office:value="66.7">
            <text:p>66,7</text:p>
          </table:table-cell>
          <table:table-cell table:number-columns-repeated="4"/>
        </table:table-row>
        <table:table-row table:style-name="ro2">
          <table:table-cell office:value-type="string">
            <text:p>Cavity top/bottom, bottom (front), y</text:p>
          </table:table-cell>
          <table:table-cell table:style-name="ce10" table:formula="of:=-([.B27]/2-[.B20]+[.B39]/2)" office:value-type="float" office:value="-66.1">
            <text:p>-66,10</text:p>
          </table:table-cell>
          <table:table-cell table:number-columns-repeated="4"/>
        </table:table-row>
        <table:table-row table:style-name="ro2">
          <table:table-cell office:value-type="string">
            <text:p>Cavity top/bottom, top (back) height</text:p>
          </table:table-cell>
          <table:table-cell table:formula="of:=IF([.B21]+1&lt;3;3;[.B21]+1)" office:value-type="float" office:value="3">
            <text:p>3,00</text:p>
          </table:table-cell>
          <table:table-cell table:number-columns-repeated="4"/>
        </table:table-row>
        <table:table-row table:style-name="ro2">
          <table:table-cell office:value-type="string">
            <text:p>Cavity top/bottom, bottom (front) height</text:p>
          </table:table-cell>
          <table:table-cell table:style-name="ce10" table:formula="of:=IF([.B20]+1&lt;3;3;[.B20]+1)" office:value-type="float" office:value="3">
            <text:p>3,00</text:p>
          </table:table-cell>
          <table:table-cell table:number-columns-repeated="4"/>
        </table:table-row>
        <table:table-row table:style-name="ro2">
          <table:table-cell office:value-type="string">
            <text:p>Cavity top/bottom, width</text:p>
          </table:table-cell>
          <table:table-cell table:formula="of:=[.B28]+4" office:value-type="float" office:value="189.8">
            <text:p>189,8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B33]" office:value-type="float" office:value="1.6">
            <text:p>1,6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rigo dY from center on outer backside:</text:p>
          </table:table-cell>
          <table:table-cell table:formula="of:=[.B27]/2-[.B21]+[.F7]" office:value-type="float" office:value="67.7">
            <text:p>67,70</text:p>
          </table:table-cell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 table:number-rows-repeated="2">
          <table:table-cell/>
          <table:table-cell table:style-name="ce10"/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 table:number-rows-repeated="6">
          <table:table-cell table:number-columns-repeated="6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 table:number-rows-repeated="5"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0"/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6"/>
          <table:table-cell table:style-name="Default"/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3">
          <table:table-cell table:style-name="ce3"/>
          <table:table-cell table:number-columns-repeated="5"/>
        </table:table-row>
        <table:table-row table:style-name="ro2" table:number-rows-repeated="14">
          <table:table-cell table:number-columns-repeated="6"/>
        </table:table-row>
        <table:table-row table:style-name="ro3">
          <table:table-cell table:style-name="ce3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profile 1, 4 pcs., length</text:p>
          </table:table-cell>
          <table:table-cell table:formula="of:=[.B5]" office:value-type="float" office:value="200">
            <text:p>200,00</text:p>
          </table:table-cell>
          <table:table-cell table:number-columns-repeated="4"/>
        </table:table-row>
        <table:table-row table:style-name="ro2" table:number-rows-repeated="104847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-08-2012</text:date>, <text:time>01:4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2-08-08T01:40:40</dc:date>
    <meta:editing-duration>PT10H11M21S</meta:editing-duration>
    <meta:editing-cycles>20</meta:editing-cycles>
    <meta:generator>NeoOffice/3.2.1$Unix OpenOffice.org_project/Patch 4</meta:generator>
    <meta:document-statistic meta:table-count="3" meta:cell-count="78" meta:object-count="0"/>
  </office:meta>
</office:document-meta>
</file>